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-BoldMT" svg:font-family="Arial-BoldMT" style:font-family-generic="swiss"/>
    <style:font-face style:name="Consolas" svg:font-family="Consolas" style:font-pitch="fixed"/>
    <style:font-face style:name="Nimbus Roman No9 L" svg:font-family="'Nimbus Roman No9 L'" style:font-family-generic="roman" style:font-pitch="variable"/>
    <style:font-face style:name="Droid Sans" svg:font-family="'Droid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6.4292in" fo:margin-left="0.2292in" fo:margin-right="0.2667in" table:align="margins"/>
    </style:style>
    <style:style style:name="Table4.A" style:family="table-column">
      <style:table-column-properties style:column-width="6.4292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4292in" fo:margin-left="0.2292in" fo:margin-right="0.2667in" table:align="margins"/>
    </style:style>
    <style:style style:name="Table5.A" style:family="table-column">
      <style:table-column-properties style:column-width="6.4292in" style:rel-column-width="65535*"/>
    </style:style>
    <style:style style:name="Table5.A1" style:family="table-cell">
      <style:table-cell-properties fo:padding="0.0382in" fo:border="0.0007in solid #000000"/>
    </style:style>
    <style:style style:name="Table1" style:family="table">
      <style:table-properties style:width="6.441in" fo:margin-left="0.2292in" fo:margin-right="0.2549in" table:align="margins"/>
    </style:style>
    <style:style style:name="Table1.A" style:family="table-column">
      <style:table-column-properties style:column-width="0.2375in" style:rel-column-width="2416*"/>
    </style:style>
    <style:style style:name="Table1.B" style:family="table-column">
      <style:table-column-properties style:column-width="6.2035in" style:rel-column-width="631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" style:family="table">
      <style:table-properties style:width="6.441in" fo:margin-left="0.2292in" fo:margin-right="0.2549in" table:align="margins"/>
    </style:style>
    <style:style style:name="Table2.A" style:family="table-column">
      <style:table-column-properties style:column-width="6.441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441in" fo:margin-left="0.2181in" fo:margin-right="0.266in" table:align="margins"/>
    </style:style>
    <style:style style:name="Table3.A" style:family="table-column">
      <style:table-column-properties style:column-width="6.441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42pt" fo:font-weight="bold" style:font-size-asian="42pt" style:font-weight-asian="bold" style:font-size-complex="42pt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3" style:family="paragraph" style:parent-style-name="Standard">
      <style:text-properties style:font-name="Droid Sans" fo:font-size="13pt" style:font-size-asian="13pt" style:font-size-complex="13pt"/>
    </style:style>
    <style:style style:name="P4" style:family="paragraph" style:parent-style-name="Standard">
      <style:paragraph-properties fo:margin-left="0in" fo:margin-right="0in" fo:line-height="200%" fo:text-indent="1.672in" style:auto-text-indent="false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Nimbus Roman No9 L" fo:font-size="13pt" style:font-size-asian="13pt" style:font-size-complex="13pt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Nimbus Roman No9 L" fo:font-size="13pt" fo:font-style="normal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Nimbus Roman No9 L" fo:font-size="13pt" fo:font-style="normal" style:font-name-asian="Arial-BoldMT" style:font-size-asian="13pt" style:font-style-asian="normal" style:font-name-complex="Arial-BoldMT" style:font-size-complex="13pt" style:font-style-complex="normal"/>
    </style:style>
    <style:style style:name="P8" style:family="paragraph" style:parent-style-name="Standard">
      <style:paragraph-properties fo:margin-left="0in" fo:margin-right="0in" fo:margin-top="0.2165in" fo:margin-bottom="0in" fo:line-height="150%" fo:text-indent="0in" style:auto-text-indent="false"/>
      <style:text-properties fo:font-size="22pt" style:text-underline-style="none" fo:font-weight="bold" style:font-size-asian="22pt" style:font-weight-asian="bold" style:font-size-complex="22pt"/>
    </style:style>
    <style:style style:name="P9" style:family="paragraph" style:parent-style-name="Standard">
      <style:paragraph-properties fo:margin-left="0in" fo:margin-right="0in" fo:margin-top="0.2165in" fo:margin-bottom="0in" fo:line-height="100%" fo:text-indent="0in" style:auto-text-indent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in" fo:margin-right="0in" fo:margin-top="0.2165in" fo:margin-bottom="0in" fo:line-height="150%" fo:text-indent="0in" style:auto-text-indent="false" fo:break-before="page"/>
      <style:text-properties fo:font-size="22pt" style:text-underline-style="none" fo:font-weight="bold" style:font-size-asian="22pt" style:font-weight-asian="bold" style:font-size-complex="22pt"/>
    </style:style>
    <style:style style:name="P11" style:family="paragraph" style:parent-style-name="Text_20_body">
      <style:paragraph-properties fo:margin-left="0in" fo:margin-right="0in" fo:line-height="100%" fo:text-indent="0in" style:auto-text-indent="false"/>
      <style:text-properties style:font-name="Consolas" fo:font-size="13pt" style:text-underline-style="none" fo:font-weight="normal" style:font-size-asian="11.3500003814697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.1083in" fo:margin-bottom="0.0846in" fo:line-height="100%" fo:text-indent="0in" style:auto-text-indent="false"/>
      <style:text-properties style:font-name="Consolas" fo:font-size="13pt" style:text-underline-style="none" fo:font-weight="normal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margin-left="0.5602in" fo:margin-right="0.3571in" fo:line-height="100%" fo:text-indent="0in" style:auto-text-indent="false">
        <style:tab-stops/>
      </style:paragraph-properties>
      <style:text-properties style:font-name="Consolas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-0.0043in" fo:margin-right="0.0071in" fo:line-height="100%" fo:text-indent="0.4291in" style:auto-text-indent="false"/>
      <style:text-properties style:font-name="Consolas" fo:font-size="10pt" style:text-underline-style="none" fo:font-weight="normal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left="0.1244in" fo:margin-right="0in" fo:line-height="100%" fo:text-indent="0in" style:auto-text-indent="false"/>
      <style:text-properties style:font-name="Consolas" fo:font-size="10pt" style:text-underline-style="none" fo:font-weight="normal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left="0.1244in" fo:margin-right="0in" fo:line-height="100%" fo:text-indent="0in" style:auto-text-indent="false"/>
      <style:text-properties style:font-name="Consolas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1244in" fo:margin-right="0in" fo:line-height="100%" fo:text-indent="0in" style:auto-text-indent="false"/>
      <style:text-properties style:font-name="Consolas" fo:font-size="10pt" style:text-underline-style="none" fo:font-weight="bold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0.1244in" fo:margin-right="0in" fo:line-height="150%" fo:text-indent="0in" style:auto-text-indent="false"/>
      <style:text-properties style:font-name="Consolas" fo:font-size="10pt" style:font-size-asian="10pt" style:font-size-complex="10pt"/>
    </style:style>
    <style:style style:name="P19" style:family="paragraph" style:parent-style-name="Table_20_Contents">
      <style:paragraph-properties fo:margin-left="0.3236in" fo:margin-right="-0.0043in" fo:text-indent="0in" style:auto-text-indent="false">
        <style:tab-stops/>
      </style:paragraph-properties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-0.0043in" fo:margin-right="0.0071in" fo:line-height="100%" fo:text-align="center" style:justify-single-word="false" fo:text-indent="0in" style:auto-text-indent="false"/>
      <style:text-properties style:font-name="Consolas" fo:font-size="10pt" style:text-underline-style="none" fo:font-weight="bold" style:font-size-asian="8.75pt" style:font-weight-asian="bold" style:font-size-complex="10pt"/>
    </style:style>
    <style:style style:name="P21" style:family="paragraph" style:parent-style-name="Heading_20_2">
      <style:text-properties fo:font-size="16pt" style:text-underline-style="none" fo:font-weight="bold" style:font-size-asian="16pt" style:font-weight-asian="bold" style:font-size-complex="16pt"/>
    </style:style>
    <style:style style:name="P22" style:family="paragraph" style:parent-style-name="Heading_20_2">
      <style:paragraph-properties fo:margin-left="0in" fo:margin-right="0in" fo:line-height="100%" fo:text-indent="0in" style:auto-text-indent="false"/>
      <style:text-properties style:font-name="Consolas" fo:font-size="16pt" style:text-underline-style="none" fo:font-weight="bold" style:font-size-asian="16pt" style:font-weight-asian="bold" style:font-size-complex="16pt"/>
    </style:style>
    <style:style style:name="P23" style:family="paragraph" style:parent-style-name="Heading_20_2">
      <style:paragraph-properties fo:margin-top="0.1665in" fo:margin-bottom="0.0835in" fo:keep-with-next="always"/>
      <style:text-properties style:font-name="Nimbus Sans L" fo:font-size="16pt" style:text-underline-style="none" fo:font-weight="bold" style:font-name-asian="DejaVu Sans" style:font-size-asian="16pt" style:font-weight-asian="bold" style:font-name-complex="DejaVu Sans" style:font-size-complex="16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42pt" fo:font-weight="bold" style:font-size-asian="42pt" style:font-weight-asian="bold" style:font-size-complex="42pt"/>
    </style:style>
    <style:style style:name="P25" style:family="paragraph" style:parent-style-name="Standard" style:list-style-name="L1"/>
    <style:style style:name="P26" style:family="paragraph" style:parent-style-name="Standard">
      <style:paragraph-properties fo:margin-left="0in" fo:margin-right="0in" fo:margin-top="0.2165in" fo:margin-bottom="0in" fo:line-height="150%" fo:text-indent="0in" style:auto-text-indent="false"/>
      <style:text-properties fo:font-size="22pt" style:text-underline-style="none" fo:font-weight="bold" style:font-size-asian="22pt" style:font-weight-asian="bold" style:font-size-complex="22pt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3" style:family="text">
      <style:text-properties fo:font-size="22pt" style:text-underline-style="none" fo:font-weight="bold" style:font-size-asian="22pt" style:font-weight-asian="bold" style:font-size-complex="22pt"/>
    </style:style>
    <style:style style:name="T4" style:family="text">
      <style:text-properties fo:font-weight="normal" style:font-name-asian="Arial-BoldMT" style:font-weight-asian="normal" style:font-name-complex="Arial-BoldMT" style:font-weight-complex="normal"/>
    </style:style>
    <style:style style:name="T5" style:family="text">
      <style:text-properties style:font-name-asian="Arial-BoldMT" style:font-name-complex="Arial-BoldMT"/>
    </style:style>
    <style:style style:name="T6" style:family="text">
      <style:text-properties fo:font-style="italic" style:font-name-asian="Arial-BoldMT" style:font-style-asian="italic" style:font-name-complex="Arial-BoldMT" style:font-style-complex="italic"/>
    </style:style>
    <style:style style:name="T7" style:family="text">
      <style:text-properties fo:font-style="italic" fo:font-weight="normal" style:font-name-asian="Arial-BoldMT" style:font-style-asian="italic" style:font-weight-asian="normal" style:font-name-complex="Arial-BoldMT" style:font-style-complex="italic" style:font-weight-complex="normal"/>
    </style:style>
    <style:style style:name="T8" style:family="text">
      <style:text-properties fo:font-style="normal" style:font-name-asian="Arial-BoldMT" style:font-style-asian="normal" style:font-name-complex="Arial-BoldMT" style:font-style-complex="normal"/>
    </style:style>
    <style:style style:name="T9" style:family="text">
      <style:text-properties style:text-position="super 58%" fo:font-style="italic" fo:font-weight="normal" style:font-name-asian="Arial-BoldMT" style:font-style-asian="italic" style:font-weight-asian="normal" style:font-name-complex="Arial-BoldMT" style:font-style-complex="italic" style:font-weight-complex="normal"/>
    </style:style>
    <style:style style:name="T10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/>
      <text:p text:style-name="P2">《编译原理与技术》</text:p>
      <text:p text:style-name="P2">实验报告</text:p>
      <text:p text:style-name="P1"/>
      <text:p text:style-name="P1"/>
      <text:p text:style-name="P1"/>
      <text:p text:style-name="P4"><text:span text:style-name="T1">姓 <text:s text:c="5"/>名：</text:span><text:span text:style-name="T2"> <text:s text:c="9"/>李劼 <text:s text:c="8"/></text:span></text:p>
      <text:p text:style-name="P4"><text:span text:style-name="T1">班 <text:s text:c="5"/>级：</text:span><text:span text:style-name="T2"> <text:s text:c="8"/>07409 <text:s text:c="8"/></text:span></text:p>
      <text:p text:style-name="P4"><text:span text:style-name="T1">学 <text:s text:c="5"/>号：</text:span><text:span text:style-name="T2"> <text:s text:c="8"/>071202 <text:s text:c="7"/></text:span></text:p>
      <text:p text:style-name="P4"><text:span text:style-name="T1">班内序号</text:span><text:span text:style-name="T3">：</text:span><text:span text:style-name="T2"> <text:s text:c="12"/>1 <text:s text:c="11"/></text:span></text:p>
      <text:p text:style-name="P10">一、实验目的</text:p>
      <text:p text:style-name="Standard"><text:tab/><text:span text:style-name="T10">通过手工编制一个C语言词法分析器，进一步理解词法分析的原理、过程以及在编译中的作用。</text:span></text:p>
      <text:p text:style-name="P8">二、实验要求</text:p>
      <text:p text:style-name="Standard"><text:tab/><text:span text:style-name="T10">设计并实现C语言的词法分析程序，要求如下：</text:span></text:p>
      <text:list xml:id="list732415930" text:style-name="L1">
        <text:list-item>
          <text:p text:style-name="P25"><text:span text:style-name="T10">可以识别出C语言编写的源程序中的每个单词符号，并以记号的形式输出每个单词符号。</text:span></text:p>
        </text:list-item>
        <text:list-item>
          <text:p text:style-name="P25"><text:span text:style-name="T10">可以识别并读取源程序的注释。</text:span></text:p>
        </text:list-item>
        <text:list-item>
          <text:p text:style-name="P25"><text:span text:style-name="T10">可以统计源程序中的语句行数、单词个数和字符个数，其中标点和空格不计算为单词，并输出统计结果。</text:span></text:p>
        </text:list-item>
        <text:list-item>
          <text:p text:style-name="P25"><text:span text:style-name="T10">检查源程序中存在的错误后，并可以报告错误所在的行列位置。</text:span></text:p>
        </text:list-item>
        <text:list-item>
          <text:p text:style-name="P25"><text:span text:style-name="T10">发现源程序的错误后，进行适当的恢复使词法分析器可以继续进行，通过一次词法分析处理，可以检查和报告源程序中存在的所有错误。</text:span></text:p>
        </text:list-item>
      </text:list>
      <text:p text:style-name="P8">三、实验环境</text:p>
      <text:p text:style-name="P3">Linux 2.6.31-ARCH</text:p>
      <text:p text:style-name="P3">flex 2.5.35</text:p>
      <text:p text:style-name="P3">gcc 4.4.1</text:p>
      <text:p text:style-name="P3">zsh 4.3.10-10</text:p>
      <text:p text:style-name="P8">四、源代码</text:p>
      <text:p text:style-name="P15">%{ </text:p>
      <text:p text:style-name="P15">#include &lt;cstdio&gt; </text:p>
      <text:p text:style-name="P15">#include &lt;cstring&gt; </text:p>
      <text:p text:style-name="P15">#include &lt;iostream&gt; </text:p>
      <text:p text:style-name="P15">#include &lt;vector&gt; </text:p>
      <text:p text:style-name="P15"/>
      <text:p text:style-name="P15">using namespace std; </text:p>
      <text:p text:style-name="P15"/>
      <text:p text:style-name="P15">void install_num(char * token); </text:p>
      <text:p text:style-name="P15">void install_str(char * token); </text:p>
      <text:p text:style-name="P15">void install_opt(char * token); </text:p>
      <text:p text:style-name="P15">void install_id(char * token); </text:p>
      <text:p text:style-name="P15">int is_existed(string token); </text:p>
      <text:p text:style-name="P15"/>
      <text:p text:style-name="P15">vector&lt;string&gt; <text:s/>id_table, kw_table, opt_table, num_table, str_table; </text:p>
      <text:p text:style-name="P15">int lineCnt = 1, wlineCnt = 0, punctCnt = 0; </text:p>
      <text:p text:style-name="P15">%} </text:p>
      <text:p text:style-name="P15"/>
      <text:p text:style-name="P17">/* ============================================================= */</text:p>
      <text:p text:style-name="P17"><text:soft-page-break/>/* <text:s text:c="24"/>Regex Defination <text:s text:c="21"/>*/</text:p>
      <text:p text:style-name="P17">/* ============================================================= */ </text:p>
      <text:p text:style-name="P15">ws <text:s text:c="8"/><text:tab/>[\t ]+ </text:p>
      <text:p text:style-name="P15">wl <text:s text:c="8"/><text:tab/>^[\t ]*\n </text:p>
      <text:p text:style-name="P15">eol <text:s text:c="7"/><text:tab/>\n </text:p>
      <text:p text:style-name="P15">punct <text:s text:c="5"/><text:tab/>[,;{}] </text:p>
      <text:p text:style-name="P15">letter<text:tab/><text:tab/>[_A-Za-z] </text:p>
      <text:p text:style-name="P15">digit<text:tab/><text:tab/>[0-9] </text:p>
      <text:p text:style-name="P15">string <text:s/><text:tab/>\".*[^\\]\" </text:p>
      <text:p text:style-name="P15">char <text:s text:c="3"/><text:tab/>'.*' </text:p>
      <text:p text:style-name="P15">id<text:tab/> <text:s text:c="3"/><text:tab/>{letter}({letter}|{digit})* </text:p>
      <text:p text:style-name="P15">num<text:tab/> <text:s text:c="3"/><text:tab/>-?({digit}+)|({digit}*(\.{digit}+)([Ee][+\-]?{digit}+)?) </text:p>
      <text:p text:style-name="P15">opt <text:s text:c="4"/><text:tab/>\(|\)|\.|\+[=+]?|-[-=]?|\*[=]?|\/[=]?|%[=]?|\[|\]|(![=]?)|(&lt;[&lt;=]?)|(&gt;[&gt;=]?)|<text:tab/>(&amp;[&amp;=]?)|(\|[|=]?)|(^[=]?)|(sizeof)|(=[=]?) </text:p>
      <text:p text:style-name="P15">marco<text:tab/><text:tab/>#.*{eol} </text:p>
      <text:p text:style-name="P15">comment<text:tab/>(\/\*[^\\]*\*\/)|(\/\/[^{eol}]*) </text:p>
      <text:p text:style-name="P15"/>
      <text:p text:style-name="P15">%% </text:p>
      <text:p text:style-name="P15">{wl} <text:s text:c="11"/><text:tab/>{wlineCnt++;} </text:p>
      <text:p text:style-name="P15">{eol} <text:s text:c="10"/><text:tab/>{lineCnt++;} </text:p>
      <text:p text:style-name="P15">{punct} <text:s text:c="8"/><text:tab/>{punctCnt++;} </text:p>
      <text:p text:style-name="P15">{comment} <text:s text:c="6"/><text:tab/>{fprintf(yyout, "{comment} ");} </text:p>
      <text:p text:style-name="P15">{string}|{char} <text:tab/>{install_str(yytext);} </text:p>
      <text:p text:style-name="P15">{marco} <text:s text:c="8"/><text:tab/>{fprintf(yyout, "{marco} ");} </text:p>
      <text:p text:style-name="P15">{ws} <text:s text:c="10"/><text:tab/>{} </text:p>
      <text:p text:style-name="P15">{id}<text:tab/> <text:s text:c="7"/><text:tab/>{install_id(yytext);} </text:p>
      <text:p text:style-name="P15">{num}<text:tab/> <text:s text:c="7"/><text:tab/>{install_num(yytext);} </text:p>
      <text:p text:style-name="P15">{opt} <text:s text:c="10"/><text:tab/>{install_opt(yytext);} </text:p>
      <text:p text:style-name="P15"/>
      <text:p text:style-name="P15">%% </text:p>
      <text:p text:style-name="P17">/* ================================================================= */</text:p>
      <text:p text:style-name="P17">/* <text:s text:c="23"/>Functions' Definition <text:s text:c="21"/>*/ </text:p>
      <text:p text:style-name="P17">/* ================================================================= */</text:p>
      <text:p text:style-name="P17"/>
      <text:p text:style-name="P15">/* keywords table */</text:p>
      <text:p text:style-name="P15">char keywords[100][10] = { </text:p>
      <text:p text:style-name="P15"><text:s text:c="4"/>"int", "char", "long", "float", "double", "auto", "register", </text:p>
      <text:p text:style-name="P15"><text:s text:c="4"/>"struct", "union", "const", "case", "switch", "default", </text:p>
      <text:p text:style-name="P15"><text:s text:c="4"/>"if", "then", "else", "for", "while", "break", "continue", </text:p>
      <text:p text:style-name="P15"><text:s text:c="4"/>"do", "signed", "unsigned", "short", "goto", "return", "void" </text:p>
      <text:p text:style-name="P15">}; </text:p>
      <text:p text:style-name="P15"/>
      <text:p text:style-name="P15"/>
      <text:p text:style-name="P15">bool is_keyword(char * token) </text:p>
      <text:p text:style-name="P15">{ </text:p>
      <text:p text:style-name="P15"><text:s text:c="4"/>for (int i = 0; i &lt; 100; ++i) </text:p>
      <text:p text:style-name="P15"><text:s text:c="8"/>if (strcmp(token, keywords[i]) == 0) </text:p>
      <text:p text:style-name="P15"><text:s text:c="12"/>return true; </text:p>
      <text:p text:style-name="P15"><text:s text:c="4"/>return false; </text:p>
      <text:p text:style-name="P15">} </text:p>
      <text:p text:style-name="P15"/>
      <text:p text:style-name="P15">/* judge a id whether it is existed in id table */</text:p>
      <text:p text:style-name="P15">int is_existed(string token) </text:p>
      <text:p text:style-name="P15">{ </text:p>
      <text:p text:style-name="P15"><text:s text:c="4"/>for (int i = 0; i &lt; id_table.size(); ++i) </text:p>
      <text:p text:style-name="P15"><text:s text:c="8"/>if (id_table[i] == token) </text:p>
      <text:p text:style-name="P15"><text:s text:c="12"/>return i; </text:p>
      <text:p text:style-name="P15"><text:s text:c="4"/>return -1; </text:p>
      <text:p text:style-name="P15"><text:soft-page-break/>} </text:p>
      <text:p text:style-name="P15"/>
      <text:p text:style-name="P15">void install_num(char * token) </text:p>
      <text:p text:style-name="P15">{ </text:p>
      <text:p text:style-name="P15"><text:s text:c="4"/>num_table.push_back(token); </text:p>
      <text:p text:style-name="P15"><text:s text:c="4"/>fprintf(yyout, "{num%d} ", num_table.size()); </text:p>
      <text:p text:style-name="P15">} </text:p>
      <text:p text:style-name="P15"/>
      <text:p text:style-name="P15">void install_str(char * token) </text:p>
      <text:p text:style-name="P15">{ </text:p>
      <text:p text:style-name="P15"><text:s text:c="4"/>str_table.push_back(token); </text:p>
      <text:p text:style-name="P15"><text:s text:c="4"/>fprintf(yyout, "{str%d} ", str_table.size()); </text:p>
      <text:p text:style-name="P15">} </text:p>
      <text:p text:style-name="P15"/>
      <text:p text:style-name="P15">void install_opt(char * token) </text:p>
      <text:p text:style-name="P15">{ </text:p>
      <text:p text:style-name="P15"><text:s text:c="4"/>opt_table.push_back(token); </text:p>
      <text:p text:style-name="P15"><text:s text:c="4"/>fprintf(yyout, "%s{opt} ", token); </text:p>
      <text:p text:style-name="P15">} </text:p>
      <text:p text:style-name="P15"/>
      <text:p text:style-name="P15">void install_id(char * token) </text:p>
      <text:p text:style-name="P15">{ </text:p>
      <text:p text:style-name="P15"><text:s text:c="4"/>if (is_keyword(token)) </text:p>
      <text:p text:style-name="P15"><text:s text:c="4"/>{ </text:p>
      <text:p text:style-name="P15"><text:s text:c="8"/>kw_table.push_back(token); </text:p>
      <text:p text:style-name="P15"><text:s text:c="8"/>fprintf(yyout, "%s{kw} ", token); </text:p>
      <text:p text:style-name="P15"><text:s text:c="4"/>} </text:p>
      <text:p text:style-name="P15"><text:s text:c="4"/>else </text:p>
      <text:p text:style-name="P15"><text:s text:c="4"/>{ </text:p>
      <text:p text:style-name="P15"><text:s text:c="8"/>int idx; </text:p>
      <text:p text:style-name="P15"><text:s text:c="8"/>if ((idx = is_existed(token)) != -1) </text:p>
      <text:p text:style-name="P15"><text:s text:c="12"/>fprintf(yyout, "{id%d} ", idx); </text:p>
      <text:p text:style-name="P15"><text:s text:c="8"/>else </text:p>
      <text:p text:style-name="P15"><text:s text:c="8"/>{ </text:p>
      <text:p text:style-name="P15"><text:s text:c="12"/>id_table.push_back(token); </text:p>
      <text:p text:style-name="P15"><text:s text:c="12"/>fprintf(yyout, "{id%d} ", id_table.size()); </text:p>
      <text:p text:style-name="P15"><text:s text:c="8"/>} </text:p>
      <text:p text:style-name="P15"><text:s text:c="4"/>} </text:p>
      <text:p text:style-name="P15">} </text:p>
      <text:p text:style-name="P15"/>
      <text:p text:style-name="P15">int yywrap() </text:p>
      <text:p text:style-name="P15">{ </text:p>
      <text:p text:style-name="P15"><text:tab/>return 1; </text:p>
      <text:p text:style-name="P15">} </text:p>
      <text:p text:style-name="P15"/>
      <text:p text:style-name="P15">int main(int argc, char * argv[]) </text:p>
      <text:p text:style-name="P15">{ </text:p>
      <text:p text:style-name="P15"><text:s text:c="4"/>yyin = fopen(argv[1], "r"); </text:p>
      <text:p text:style-name="P15"><text:s text:c="4"/></text:p>
      <text:p text:style-name="P15"><text:s text:c="4"/></text:p>
      <text:p text:style-name="P15"><text:s text:c="4"/>/* Lexical Analysis */<text:tab/> </text:p>
      <text:p text:style-name="P15"><text:s text:c="4"/>yylex(); </text:p>
      <text:p text:style-name="P15"><text:s text:c="4"/></text:p>
      <text:p text:style-name="P15"><text:s text:c="4"/>/* print statistics */ </text:p>
      <text:p text:style-name="P15"><text:s text:c="4"/>fprintf(yyout, "\n\nTotally %d lines, %d white lines.", </text:p>
      <text:p text:style-name="P15"><text:s text:c="12"/>lineCnt + wlineCnt, wlineCnt); </text:p>
      <text:p text:style-name="P15"><text:s text:c="4"/>fprintf(yyout, " %d punctations, %d operators, %d keywords, %d identifiers.\n", </text:p>
      <text:p text:style-name="P15"><text:s text:c="12"/>punctCnt, opt_table.size(), kw_table.size(), id_table.size()); </text:p>
      <text:p text:style-name="P15"><text:soft-page-break/></text:p>
      <text:p text:style-name="P15"><text:s text:c="4"/>/* print identifiers */ </text:p>
      <text:p text:style-name="P15"><text:s text:c="4"/>fprintf(yyout, "\nIdentifires:\n"); </text:p>
      <text:p text:style-name="P15"><text:s text:c="4"/>for (int i = 0; i &lt; id_table.size(); ++i) </text:p>
      <text:p text:style-name="P15"><text:s text:c="8"/>fprintf(yyout, "%s ", id_table[i].c_str()); </text:p>
      <text:p text:style-name="P15"><text:s text:c="4"/>fprintf(yyout, "\n"); </text:p>
      <text:p text:style-name="P15"/>
      <text:p text:style-name="P15"><text:s text:c="4"/>/* print keywords */ </text:p>
      <text:p text:style-name="P15"><text:s text:c="4"/>fprintf(yyout, "Keywords:\n"); </text:p>
      <text:p text:style-name="P15"><text:s text:c="4"/>for (int i = 0; i &lt; kw_table.size(); ++i) </text:p>
      <text:p text:style-name="P15"><text:s text:c="8"/>fprintf(yyout, "%s ", kw_table[i].c_str()); </text:p>
      <text:p text:style-name="P15"><text:s text:c="4"/>fprintf(yyout, "\n"); </text:p>
      <text:p text:style-name="P15"><text:s text:c="5"/></text:p>
      <text:p text:style-name="P15"><text:s text:c="4"/>/* print operators*/ </text:p>
      <text:p text:style-name="P15"><text:s text:c="4"/>fprintf(yyout, "Operators:\n"); </text:p>
      <text:p text:style-name="P15"><text:s text:c="4"/>for (int i = 0; i &lt; opt_table.size(); ++i) </text:p>
      <text:p text:style-name="P15"><text:s text:c="8"/>fprintf(yyout, "%s ", opt_table[i].c_str()); </text:p>
      <text:p text:style-name="P15"><text:s text:c="4"/>fprintf(yyout, "\n"); </text:p>
      <text:p text:style-name="P15"><text:s text:c="4"/></text:p>
      <text:p text:style-name="P15"><text:s text:c="4"/>/* print numbers */ </text:p>
      <text:p text:style-name="P15"><text:s text:c="4"/>fprintf(yyout, "Numbers:\n"); </text:p>
      <text:p text:style-name="P15"><text:s text:c="4"/>for (int i = 0; i &lt; num_table.size(); ++i) </text:p>
      <text:p text:style-name="P15"><text:s text:c="8"/>fprintf(yyout, "%s ", num_table[i].c_str()); </text:p>
      <text:p text:style-name="P15"><text:s text:c="4"/>fprintf(yyout, "\n"); </text:p>
      <text:p text:style-name="P15"/>
      <text:p text:style-name="P15"><text:s text:c="4"/>/* print strings */ </text:p>
      <text:p text:style-name="P15"><text:s text:c="4"/>fprintf(yyout, "Strings:\n"); </text:p>
      <text:p text:style-name="P15"><text:s text:c="4"/>for (int i = 0; i &lt; str_table.size(); ++i) </text:p>
      <text:p text:style-name="P15"><text:s text:c="8"/>fprintf(yyout, "%s\n", str_table[i].c_str()); </text:p>
      <text:p text:style-name="P15"><text:s text:c="4"/>fprintf(yyout, "\n"); </text:p>
      <text:p text:style-name="P18">$ lex lex.l</text:p>
      <text:p text:style-name="P18">$ g++ lex.yy.c -o LAoC</text:p>
      <text:p text:style-name="P16">$ ./LAoC reverse_token.c</text:p>
      <text:p text:style-name="P15"><text:tab/> </text:p>
      <text:p text:style-name="P15"><text:s text:c="4"/>fclose(yyin); </text:p>
      <text:p text:style-name="P15">}</text:p>
      <text:p text:style-name="P8">五、实验完成情况</text:p>
      <text:h text:style-name="P22" text:outline-level="2">运行方法</text:h>
      <text:p text:style-name="P11">打开终端, 切换至lex规则文件lex.l目录, 输入以下命令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$ lex lex.l</text:p>
            <text:p text:style-name="P14">$ g++ lex.yy.c -o LAoC</text:p>
            <text:p text:style-name="P14">$ ./LAoC reverse_token.c</text:p>
          </table:table-cell>
        </table:table-row>
      </table:table>
      <text:p text:style-name="P12">生成可执行文件 LAoC, 然后执行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">$ ./LAoC reverse_token.c</text:p>
          </table:table-cell>
        </table:table-row>
      </table:table>
      <text:h text:style-name="P21" text:outline-level="2"><text:soft-page-break/>输入文件内容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01</text:p>
            <text:p text:style-name="P20">02</text:p>
            <text:p text:style-name="P20">03</text:p>
            <text:p text:style-name="P20">04</text:p>
            <text:p text:style-name="P20">05</text:p>
            <text:p text:style-name="P20">06</text:p>
            <text:p text:style-name="P20">07</text:p>
            <text:p text:style-name="P20">08</text:p>
            <text:p text:style-name="P20">09</text:p>
            <text:p text:style-name="P20">10</text:p>
            <text:p text:style-name="P20">11</text:p>
            <text:p text:style-name="P20">12</text:p>
            <text:p text:style-name="P20">13</text:p>
            <text:p text:style-name="P20">14</text:p>
            <text:p text:style-name="P20">15</text:p>
            <text:p text:style-name="P20">16</text:p>
            <text:p text:style-name="P20">17</text:p>
            <text:p text:style-name="P20">18</text:p>
            <text:p text:style-name="P20">19</text:p>
            <text:p text:style-name="P20">20</text:p>
          </table:table-cell>
          <table:table-cell table:style-name="Table1.B1" office:value-type="string">
            <text:p text:style-name="P14">#include &lt;stdio.h&gt; </text:p>
            <text:p text:style-name="P14">#include &lt;string.h&gt; </text:p>
            <text:p text:style-name="P14">#define MAX “I am a marco, leave me alone” </text:p>
            <text:p text:style-name="P14"/>
            <text:p text:style-name="P14">char * a = "this is a \"string with quotes\""; </text:p>
            <text:p text:style-name="P14">void reverse_token() </text:p>
            <text:p text:style-name="P14">{ </text:p>
            <text:p text:style-name="P14"><text:s text:c="2"/>char str[MAX] = {0}; </text:p>
            <text:p text:style-name="P14"><text:s text:c="2"/>if (scanf("%[^#|\0]", str) != EOF) { </text:p>
            <text:p text:style-name="P14"><text:s text:c="6"/>getchar(); /* * this is a multi-line</text:p>
            <text:p text:style-name="P14"><text:s text:c="20"/>comment*/ </text:p>
            <text:p text:style-name="P14"><text:s text:c="6"/>reverse_token(); // this is also a comment </text:p>
            <text:p text:style-name="P14"><text:s text:c="6"/>printf("%s ", str); </text:p>
            <text:p text:style-name="P14"><text:s text:c="2"/>} </text:p>
            <text:p text:style-name="P14">} </text:p>
            <text:p text:style-name="P14"/>
            <text:p text:style-name="P14">int main() </text:p>
            <text:p text:style-name="P14">{ </text:p>
            <text:p text:style-name="P14"><text:s text:c="4"/>reverse_token(); </text:p>
            <text:p text:style-name="P14">}</text:p>
          </table:table-cell>
        </table:table-row>
      </table:table>
      <text:h text:style-name="P23" text:outline-level="2">输出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3">{marco} {marco} {marco} char{kw} *{opt} {id1} ={opt} {str1} void{kw} {id2} ({opt} ){opt} char{kw} {id3} [{opt} {id4} ]{opt} ={opt} {num1} if{kw} ({opt} {id5} ({opt} {str2} {id2} ){opt} !={opt} {id6} ){opt} {id7} ({opt} ){opt} {comment} {id1} ({opt} ){opt} {comment} {id8} ({opt} {str3} {id2} ){opt} int{kw} {id9} ({opt} ){opt} {id1} ({opt} ){opt} </text:p>
            <text:p text:style-name="P13"/>
            <text:p text:style-name="P13">Totally 20 lines, 2 white lines. 16 punctations, 22 operators, 5 keywords, 9 identifiers. </text:p>
            <text:p text:style-name="P13"/>
            <text:p text:style-name="P13">Identifires: </text:p>
            <text:p text:style-name="P13">a reverse_token str MAX scanf EOF getchar printf main </text:p>
            <text:p text:style-name="P13">Keywords: </text:p>
            <text:p text:style-name="P13">char void char if int </text:p>
            <text:p text:style-name="P13">Operators: </text:p>
            <text:p text:style-name="P13">* = ( ) [ ] = ( ( ) != ) ( ) ( ) ( ) ( ) ( ) </text:p>
            <text:p text:style-name="P13">Numbers: </text:p>
            <text:p text:style-name="P13">0 </text:p>
            <text:p text:style-name="P13">Strings: </text:p>
            <text:p text:style-name="P13">"this is a \"test\"" </text:p>
            <text:p text:style-name="P13">"%[^#|\0]" </text:p>
            <text:p text:style-name="P13">"%s " </text:p>
          </table:table-cell>
        </table:table-row>
      </table:table>
      <text:h text:style-name="P23" text:outline-level="2">lex统计信息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9">flex version 2.5.35 usage statistics: </text:p>
            <text:p text:style-name="P19"><text:s text:c="2"/>scanner options: -lvI8 -Cem </text:p>
            <text:p text:style-name="P19"><text:s text:c="2"/>170/2000 NFA states </text:p>
            <text:p text:style-name="P19"><text:s text:c="2"/>72/1000 DFA states (300 words) </text:p>
            <text:p text:style-name="P19"><text:s text:c="2"/>10 rules </text:p>
            <text:p text:style-name="P19"><text:s text:c="2"/>Compressed tables always back-up </text:p>
            <text:p text:style-name="P19"><text:soft-page-break/><text:s text:c="2"/>Beginning-of-line patterns used </text:p>
            <text:p text:style-name="P19"><text:s text:c="2"/>1/40 start conditions </text:p>
            <text:p text:style-name="P19"><text:s text:c="2"/>100 epsilon states, 67 double epsilon states </text:p>
            <text:p text:style-name="P19"><text:s text:c="2"/>30/100 character classes needed 190/500 words of storage, 0 reused </text:p>
            <text:p text:style-name="P19"><text:s text:c="2"/>684 state/nextstate pairs created </text:p>
            <text:p text:style-name="P19"><text:s text:c="2"/>145/539 unique/duplicate transitions </text:p>
            <text:p text:style-name="P19"><text:s text:c="2"/>79/1000 base-def entries created </text:p>
            <text:p text:style-name="P19"><text:s text:c="2"/>158/2000 (peak 289) nxt-chk entries created </text:p>
            <text:p text:style-name="P19"><text:s text:c="2"/>28/2500 (peak 238) template nxt-chk entries created </text:p>
            <text:p text:style-name="P19"><text:s text:c="2"/>0 empty table entries </text:p>
            <text:p text:style-name="P19"><text:s text:c="2"/>7 protos created </text:p>
            <text:p text:style-name="P19"><text:s text:c="2"/>7 templates created, 23 uses </text:p>
            <text:p text:style-name="P19"><text:s text:c="2"/>34/256 equivalence classes created </text:p>
            <text:p text:style-name="P19"><text:s text:c="2"/>4/256 meta-equivalence classes created </text:p>
            <text:p text:style-name="P19"><text:s text:c="2"/>0 (1 saved) hash collisions, 76 DFAs equal </text:p>
            <text:p text:style-name="P19"><text:s text:c="2"/>0 sets of reallocations needed </text:p>
            <text:p text:style-name="P19"><text:s text:c="2"/>764 total table entries needed </text:p>
          </table:table-cell>
        </table:table-row>
      </table:table>
      <text:p text:style-name="P8">六、实验总结</text:p>
      <text:p text:style-name="P9">通过本次实验，初步掌握了lex使用方法。通过lex，可以方便的生成基于正则表达式的词法分析器。通过阅读lex生成的C代码，学习了如何用C语言实现DFA，以及lex生成的词法分析器的大致工作流程；</text:p>
      <text:p text:style-name="P8">七、参考资料</text:p>
      <text:p text:style-name="P5"><text:span text:style-name="T5">[1] </text:span><text:span text:style-name="T8">Thomas Niemann. </text:span><text:span text:style-name="T6">A COMPACT GUIDE TO LEX &amp; YACC.</text:span></text:p>
      <text:p text:style-name="P6"><text:span text:style-name="T5">[2] John R. Levine, Tony Mason, Doug Brown. </text:span><text:span text:style-name="T7">Lex and Yacc, 2</text:span><text:span text:style-name="T9">nd</text:span><text:span text:style-name="T7"> Edition. </text:span><text:span text:style-name="T4">O'Reilly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-BoldMT" svg:font-family="Arial-BoldMT" style:font-family-generic="swiss"/>
    <style:font-face style:name="Consolas" svg:font-family="Consolas" style:font-pitch="fixed"/>
    <style:font-face style:name="Nimbus Roman No9 L" svg:font-family="'Nimbus Roman No9 L'" style:font-family-generic="roman" style:font-pitch="variable"/>
    <style:font-face style:name="Droid Sans" svg:font-family="'Droid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ker Lee</meta:initial-creator>
    <meta:creation-date>2009-10-25T08:19:59</meta:creation-date>
    <dc:date>2009-11-01T23:38:03</dc:date>
    <dc:creator>Joker Lee</dc:creator>
    <meta:editing-duration>PT02H42M53S</meta:editing-duration>
    <meta:editing-cycles>36</meta:editing-cycles>
    <meta:generator>OpenOffice.org/3.1$Linux OpenOffice.org_project/310m19$Build-9420</meta:generator>
    <meta:document-statistic meta:table-count="5" meta:image-count="0" meta:object-count="0" meta:page-count="7" meta:paragraph-count="263" meta:word-count="1053" meta:character-count="7229"/>
  </office:meta>
</office:document-meta>
</file>